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testCargaBilletes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junit.framework.AssertionFailedError: expected:&lt;8&gt; but was:&lt;9&gt;#13;at inti.recon.test.ReconocerValidacion.testCargaBilletes(ReconocerValidacion.java:35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29" calcext:value-type="float">
            <text:p>7029</text:p>
          </table:table-cell>
          <table:table-cell/>
        </table:table-row>
        <table:table-row table:style-name="ro1">
          <table:table-cell office:value-type="string" calcext:value-type="string">
            <text:p>testReconocercien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514" calcext:value-type="float">
            <text:p>10514</text:p>
          </table:table-cell>
          <table:table-cell/>
        </table:table-row>
        <table:table-row table:style-name="ro1">
          <table:table-cell office:value-type="string" calcext:value-type="string">
            <text:p>testReconocercien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testReconocercien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01" calcext:value-type="float">
            <text:p>7101</text:p>
          </table:table-cell>
          <table:table-cell/>
        </table:table-row>
        <table:table-row table:style-name="ro1">
          <table:table-cell office:value-type="string" calcext:value-type="string">
            <text:p>testReconocercien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78" calcext:value-type="float">
            <text:p>7078</text:p>
          </table:table-cell>
          <table:table-cell/>
        </table:table-row>
        <table:table-row table:style-name="ro1">
          <table:table-cell office:value-type="string" calcext:value-type="string">
            <text:p>testReconocercien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675" calcext:value-type="float">
            <text:p>6675</text:p>
          </table:table-cell>
          <table:table-cell/>
        </table:table-row>
        <table:table-row table:style-name="ro1">
          <table:table-cell office:value-type="string" calcext:value-type="string">
            <text:p>testReconocercien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8" calcext:value-type="float">
            <text:p>7228</text:p>
          </table:table-cell>
          <table:table-cell/>
        </table:table-row>
        <table:table-row table:style-name="ro1">
          <table:table-cell office:value-type="string" calcext:value-type="string">
            <text:p>testReconocercien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52" calcext:value-type="float">
            <text:p>6852</text:p>
          </table:table-cell>
          <table:table-cell/>
        </table:table-row>
        <table:table-row table:style-name="ro1">
          <table:table-cell office:value-type="string" calcext:value-type="string">
            <text:p>testReconocercien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26" calcext:value-type="float">
            <text:p>6726</text:p>
          </table:table-cell>
          <table:table-cell/>
        </table:table-row>
        <table:table-row table:style-name="ro1">
          <table:table-cell office:value-type="string" calcext:value-type="string">
            <text:p>testReconocercien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51" calcext:value-type="float">
            <text:p>6751</text:p>
          </table:table-cell>
          <table:table-cell/>
        </table:table-row>
        <table:table-row table:style-name="ro1">
          <table:table-cell office:value-type="string" calcext:value-type="string">
            <text:p>testReconocercien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7" calcext:value-type="float">
            <text:p>6777</text:p>
          </table:table-cell>
          <table:table-cell/>
        </table:table-row>
        <table:table-row table:style-name="ro1">
          <table:table-cell office:value-type="string" calcext:value-type="string">
            <text:p>testReconocercien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junit.framework.ComparisonFailure: expected:&lt;[6 ]&gt; but was:&lt;[]&gt;#13;at inti.recon.test.ReconocerValidacion.testReconocercienpd_1(ReconocerValidacion.java:266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91" calcext:value-type="float">
            <text:p>10691</text:p>
          </table:table-cell>
          <table:table-cell/>
        </table:table-row>
        <table:table-row table:style-name="ro1">
          <table:table-cell office:value-type="string" calcext:value-type="string">
            <text:p>testReconocercien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junit.framework.ComparisonFailure: expected:&lt;[6 ]&gt; but was:&lt;[]&gt;#13;at inti.recon.test.ReconocerValidacion.testReconocercienpd_100(ReconocerValidacion.java:2891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03" calcext:value-type="float">
            <text:p>7203</text:p>
          </table:table-cell>
          <table:table-cell/>
        </table:table-row>
        <table:table-row table:style-name="ro1">
          <table:table-cell office:value-type="string" calcext:value-type="string">
            <text:p>testReconocercien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01" calcext:value-type="float">
            <text:p>6801</text:p>
          </table:table-cell>
          <table:table-cell/>
        </table:table-row>
        <table:table-row table:style-name="ro1">
          <table:table-cell office:value-type="string" calcext:value-type="string">
            <text:p>testReconocercien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76" calcext:value-type="float">
            <text:p>7076</text:p>
          </table:table-cell>
          <table:table-cell/>
        </table:table-row>
        <table:table-row table:style-name="ro1">
          <table:table-cell office:value-type="string" calcext:value-type="string">
            <text:p>testReconocercien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junit.framework.ComparisonFailure: expected:&lt;[6 ]&gt; but was:&lt;[]&gt;#13;at inti.recon.test.ReconocerValidacion.testReconocercienpd_50(ReconocerValidacion.java:2776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02" calcext:value-type="float">
            <text:p>7002</text:p>
          </table:table-cell>
          <table:table-cell/>
        </table:table-row>
        <table:table-row table:style-name="ro1">
          <table:table-cell office:value-type="string" calcext:value-type="string">
            <text:p>testReconocercien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junit.framework.ComparisonFailure: expected:&lt;[6 ]&gt; but was:&lt;[]&gt;#13;at inti.recon.test.ReconocerValidacion.testReconocercienpd_70(ReconocerValidacion.java:282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02" calcext:value-type="float">
            <text:p>7102</text:p>
          </table:table-cell>
          <table:table-cell/>
        </table:table-row>
        <table:table-row table:style-name="ro1">
          <table:table-cell office:value-type="string" calcext:value-type="string">
            <text:p>testReconocercien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6" calcext:value-type="float">
            <text:p>10816</text:p>
          </table:table-cell>
          <table:table-cell/>
        </table:table-row>
        <table:table-row table:style-name="ro1">
          <table:table-cell office:value-type="string" calcext:value-type="string">
            <text:p>testReconocercinco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_1(ReconocerValidacion.java:50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19" calcext:value-type="float">
            <text:p>11219</text:p>
          </table:table-cell>
          <table:table-cell/>
        </table:table-row>
        <table:table-row table:style-name="ro1">
          <table:table-cell office:value-type="string" calcext:value-type="string">
            <text:p>testReconocercinco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41" calcext:value-type="float">
            <text:p>10741</text:p>
          </table:table-cell>
          <table:table-cell/>
        </table:table-row>
        <table:table-row table:style-name="ro1">
          <table:table-cell office:value-type="string" calcext:value-type="string">
            <text:p>testReconocercinco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66" calcext:value-type="float">
            <text:p>10966</text:p>
          </table:table-cell>
          <table:table-cell/>
        </table:table-row>
        <table:table-row table:style-name="ro1">
          <table:table-cell office:value-type="string" calcext:value-type="string">
            <text:p>testReconocercinco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41" calcext:value-type="float">
            <text:p>10841</text:p>
          </table:table-cell>
          <table:table-cell/>
        </table:table-row>
        <table:table-row table:style-name="ro1">
          <table:table-cell office:value-type="string" calcext:value-type="string">
            <text:p>testReconocercinco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6" calcext:value-type="float">
            <text:p>10816</text:p>
          </table:table-cell>
          <table:table-cell office:value-type="string" calcext:value-type="string">
            <text:p>junit.framework.ComparisonFailure: expected:&lt;[]1 &gt; but was:&lt;[0 ]1 &gt;#13;at inti.recon.test.ReconocerValidacion.testReconocercincop_40(ReconocerValidacion.java:58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68" calcext:value-type="float">
            <text:p>11068</text:p>
          </table:table-cell>
          <table:table-cell/>
        </table:table-row>
        <table:table-row table:style-name="ro1">
          <table:table-cell office:value-type="string" calcext:value-type="string">
            <text:p>testReconocercinco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53" calcext:value-type="float">
            <text:p>7253</text:p>
          </table:table-cell>
          <table:table-cell/>
        </table:table-row>
        <table:table-row table:style-name="ro1">
          <table:table-cell office:value-type="string" calcext:value-type="string">
            <text:p>testReconocercinco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4" calcext:value-type="float">
            <text:p>7224</text:p>
          </table:table-cell>
          <table:table-cell/>
        </table:table-row>
        <table:table-row table:style-name="ro1">
          <table:table-cell office:value-type="string" calcext:value-type="string">
            <text:p>testReconocercinco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49" calcext:value-type="float">
            <text:p>7249</text:p>
          </table:table-cell>
          <table:table-cell/>
        </table:table-row>
        <table:table-row table:style-name="ro1">
          <table:table-cell office:value-type="string" calcext:value-type="string">
            <text:p>testReconocercinco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36" calcext:value-type="float">
            <text:p>10736</text:p>
          </table:table-cell>
          <table:table-cell office:value-type="string" calcext:value-type="string">
            <text:p>junit.framework.ComparisonFailure: expected:&lt;1 []&gt; but was:&lt;1 [4 ]&gt;#13;at inti.recon.test.ReconocerValidacion.testReconocercincop_90(ReconocerValidacion.java:68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36" calcext:value-type="float">
            <text:p>10436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1(ReconocerValidacion.java:72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87" calcext:value-type="float">
            <text:p>10887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10(ReconocerValidacion.java:74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100(ReconocerValidacion.java:92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20(ReconocerValidacion.java:76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49" calcext:value-type="float">
            <text:p>7149</text:p>
          </table:table-cell>
          <table:table-cell/>
        </table:table-row>
        <table:table-row table:style-name="ro1">
          <table:table-cell office:value-type="string" calcext:value-type="string">
            <text:p>testReconocercinco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2" calcext:value-type="float">
            <text:p>10812</text:p>
          </table:table-cell>
          <table:table-cell office:value-type="string" calcext:value-type="string">
            <text:p>junit.framework.ComparisonFailure: expected:&lt;[1] &gt; but was:&lt;[8] &gt;#13;at inti.recon.test.ReconocerValidacion.testReconocercincopd_40(ReconocerValidacion.java:80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50(ReconocerValidacion.java:82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8" calcext:value-type="float">
            <text:p>7228</text:p>
          </table:table-cell>
          <table:table-cell/>
        </table:table-row>
        <table:table-row table:style-name="ro1">
          <table:table-cell office:value-type="string" calcext:value-type="string">
            <text:p>testReconocercinco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70(ReconocerValidacion.java:86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79" calcext:value-type="float">
            <text:p>7379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80(ReconocerValidacion.java:88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junit.framework.ComparisonFailure: expected:&lt;[1 ]&gt; but was:&lt;[]&gt;#13;at inti.recon.test.ReconocerValidacion.testReconocercincopd_90(ReconocerValidacion.java:90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77" calcext:value-type="float">
            <text:p>7477</text:p>
          </table:table-cell>
          <table:table-cell/>
        </table:table-row>
        <table:table-row table:style-name="ro1">
          <table:table-cell office:value-type="string" calcext:value-type="string">
            <text:p>testReconocercincuenta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28" calcext:value-type="float">
            <text:p>7328</text:p>
          </table:table-cell>
          <table:table-cell/>
        </table:table-row>
        <table:table-row table:style-name="ro1">
          <table:table-cell office:value-type="string" calcext:value-type="string">
            <text:p>testReconocercincuenta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03" calcext:value-type="float">
            <text:p>7503</text:p>
          </table:table-cell>
          <table:table-cell/>
        </table:table-row>
        <table:table-row table:style-name="ro1">
          <table:table-cell office:value-type="string" calcext:value-type="string">
            <text:p>testReconocercincuenta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04" calcext:value-type="float">
            <text:p>7704</text:p>
          </table:table-cell>
          <table:table-cell/>
        </table:table-row>
        <table:table-row table:style-name="ro1">
          <table:table-cell office:value-type="string" calcext:value-type="string">
            <text:p>testReconocercincuenta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01" calcext:value-type="float">
            <text:p>7401</text:p>
          </table:table-cell>
          <table:table-cell/>
        </table:table-row>
        <table:table-row table:style-name="ro1">
          <table:table-cell office:value-type="string" calcext:value-type="string">
            <text:p>testReconocercincuenta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51" calcext:value-type="float">
            <text:p>7351</text:p>
          </table:table-cell>
          <table:table-cell/>
        </table:table-row>
        <table:table-row table:style-name="ro1">
          <table:table-cell office:value-type="string" calcext:value-type="string">
            <text:p>testReconocercincuenta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03" calcext:value-type="float">
            <text:p>7403</text:p>
          </table:table-cell>
          <table:table-cell/>
        </table:table-row>
        <table:table-row table:style-name="ro1">
          <table:table-cell office:value-type="string" calcext:value-type="string">
            <text:p>testReconocercincuenta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29" calcext:value-type="float">
            <text:p>7429</text:p>
          </table:table-cell>
          <table:table-cell/>
        </table:table-row>
        <table:table-row table:style-name="ro1">
          <table:table-cell office:value-type="string" calcext:value-type="string">
            <text:p>testReconocercincuenta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78" calcext:value-type="float">
            <text:p>7478</text:p>
          </table:table-cell>
          <table:table-cell/>
        </table:table-row>
        <table:table-row table:style-name="ro1">
          <table:table-cell office:value-type="string" calcext:value-type="string">
            <text:p>testReconocercincuenta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junit.framework.ComparisonFailure: expected:&lt;4 []&gt; but was:&lt;4 [8 ]&gt;#13;at inti.recon.test.ReconocerValidacion.testReconocercincuentap_80(ReconocerValidacion.java:208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01" calcext:value-type="float">
            <text:p>7501</text:p>
          </table:table-cell>
          <table:table-cell/>
        </table:table-row>
        <table:table-row table:style-name="ro1">
          <table:table-cell office:value-type="string" calcext:value-type="string">
            <text:p>testReconocercincuenta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76" calcext:value-type="float">
            <text:p>7376</text:p>
          </table:table-cell>
          <table:table-cell office:value-type="string" calcext:value-type="string">
            <text:p>junit.framework.ComparisonFailure: expected:&lt;[]4 &gt; but was:&lt;[2 ]4 &gt;#13;at inti.recon.test.ReconocerValidacion.testReconocercincuentapd_1(ReconocerValidacion.java:215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03" calcext:value-type="float">
            <text:p>7303</text:p>
          </table:table-cell>
          <table:table-cell/>
        </table:table-row>
        <table:table-row table:style-name="ro1">
          <table:table-cell office:value-type="string" calcext:value-type="string">
            <text:p>testReconocercincuenta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26" calcext:value-type="float">
            <text:p>7326</text:p>
          </table:table-cell>
          <table:table-cell office:value-type="string" calcext:value-type="string">
            <text:p>junit.framework.ComparisonFailure: expected:&lt;[4 ]&gt; but was:&lt;[]&gt;#13;at inti.recon.test.ReconocerValidacion.testReconocercincuentapd_100(ReconocerValidacion.java:238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03" calcext:value-type="float">
            <text:p>7503</text:p>
          </table:table-cell>
          <table:table-cell/>
        </table:table-row>
        <table:table-row table:style-name="ro1">
          <table:table-cell office:value-type="string" calcext:value-type="string">
            <text:p>testReconocercincuenta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28" calcext:value-type="float">
            <text:p>7528</text:p>
          </table:table-cell>
          <table:table-cell/>
        </table:table-row>
        <table:table-row table:style-name="ro1">
          <table:table-cell office:value-type="string" calcext:value-type="string">
            <text:p>testReconocercincuenta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junit.framework.ComparisonFailure: expected:&lt;[4 ]&gt; but was:&lt;[]&gt;#13;at inti.recon.test.ReconocerValidacion.testReconocercincuentapd_40(ReconocerValidacion.java:2251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30" calcext:value-type="float">
            <text:p>7730</text:p>
          </table:table-cell>
          <table:table-cell/>
        </table:table-row>
        <table:table-row table:style-name="ro1">
          <table:table-cell office:value-type="string" calcext:value-type="string">
            <text:p>testReconocercincuenta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junit.framework.ComparisonFailure: expected:&lt;[4 ]&gt; but was:&lt;[]&gt;#13;at inti.recon.test.ReconocerValidacion.testReconocercincuentapd_60(ReconocerValidacion.java:229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28" calcext:value-type="float">
            <text:p>7428</text:p>
          </table:table-cell>
          <table:table-cell office:value-type="string" calcext:value-type="string">
            <text:p>junit.framework.ComparisonFailure: expected:&lt;[4 ]&gt; but was:&lt;[]&gt;#13;at inti.recon.test.ReconocerValidacion.testReconocercincuentapd_70(ReconocerValidacion.java:2320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53" calcext:value-type="float">
            <text:p>7353</text:p>
          </table:table-cell>
          <table:table-cell/>
        </table:table-row>
        <table:table-row table:style-name="ro1">
          <table:table-cell office:value-type="string" calcext:value-type="string">
            <text:p>testReconocercincuenta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7" calcext:value-type="float">
            <text:p>7227</text:p>
          </table:table-cell>
          <table:table-cell/>
        </table:table-row>
        <table:table-row table:style-name="ro1">
          <table:table-cell office:value-type="string" calcext:value-type="string">
            <text:p>testReconocerdiez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51" calcext:value-type="float">
            <text:p>6751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_1(ReconocerValidacion.java:95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_10(ReconocerValidacion.java:97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23" calcext:value-type="float">
            <text:p>6923</text:p>
          </table:table-cell>
          <table:table-cell/>
        </table:table-row>
        <table:table-row table:style-name="ro1">
          <table:table-cell office:value-type="string" calcext:value-type="string">
            <text:p>testReconocerdiez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673" calcext:value-type="float">
            <text:p>6673</text:p>
          </table:table-cell>
          <table:table-cell/>
        </table:table-row>
        <table:table-row table:style-name="ro1">
          <table:table-cell office:value-type="string" calcext:value-type="string">
            <text:p>testReconocerdiez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3" calcext:value-type="float">
            <text:p>6773</text:p>
          </table:table-cell>
          <table:table-cell/>
        </table:table-row>
        <table:table-row table:style-name="ro1">
          <table:table-cell office:value-type="string" calcext:value-type="string">
            <text:p>testReconocerdiez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547" calcext:value-type="float">
            <text:p>6547</text:p>
          </table:table-cell>
          <table:table-cell/>
        </table:table-row>
        <table:table-row table:style-name="ro1">
          <table:table-cell office:value-type="string" calcext:value-type="string">
            <text:p>testReconocerdiez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75" calcext:value-type="float">
            <text:p>7175</text:p>
          </table:table-cell>
          <table:table-cell/>
        </table:table-row>
        <table:table-row table:style-name="ro1">
          <table:table-cell office:value-type="string" calcext:value-type="string">
            <text:p>testReconocerdiez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47" calcext:value-type="float">
            <text:p>6747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_60(ReconocerValidacion.java:107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74" calcext:value-type="float">
            <text:p>6974</text:p>
          </table:table-cell>
          <table:table-cell/>
        </table:table-row>
        <table:table-row table:style-name="ro1">
          <table:table-cell office:value-type="string" calcext:value-type="string">
            <text:p>testReconocerdiez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572" calcext:value-type="float">
            <text:p>6572</text:p>
          </table:table-cell>
          <table:table-cell/>
        </table:table-row>
        <table:table-row table:style-name="ro1">
          <table:table-cell office:value-type="string" calcext:value-type="string">
            <text:p>testReconocerdiez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string" calcext:value-type="string">
            <text:p>testReconocerdiez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1(ReconocerValidacion.java:118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697" calcext:value-type="float">
            <text:p>6697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10(ReconocerValidacion.java:1205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74" calcext:value-type="float">
            <text:p>6974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100(ReconocerValidacion.java:139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36" calcext:value-type="float">
            <text:p>10636</text:p>
          </table:table-cell>
          <table:table-cell/>
        </table:table-row>
        <table:table-row table:style-name="ro1">
          <table:table-cell office:value-type="string" calcext:value-type="string">
            <text:p>testReconocerdiez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561" calcext:value-type="float">
            <text:p>10561</text:p>
          </table:table-cell>
          <table:table-cell/>
        </table:table-row>
        <table:table-row table:style-name="ro1">
          <table:table-cell office:value-type="string" calcext:value-type="string">
            <text:p>testReconocerdiez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40(ReconocerValidacion.java:1268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4" calcext:value-type="float">
            <text:p>6774</text:p>
          </table:table-cell>
          <table:table-cell/>
        </table:table-row>
        <table:table-row table:style-name="ro1">
          <table:table-cell office:value-type="string" calcext:value-type="string">
            <text:p>testReconocerdiez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60(ReconocerValidacion.java:1310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70(ReconocerValidacion.java:1331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09" calcext:value-type="float">
            <text:p>10409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80(ReconocerValidacion.java:135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junit.framework.ComparisonFailure: expected:&lt;[2 ]&gt; but was:&lt;[]&gt;#13;at inti.recon.test.ReconocerValidacion.testReconocerdiezpd_90(ReconocerValidacion.java:137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junit.framework.ComparisonFailure: expected:&lt;[0 ]&gt; but was:&lt;[]&gt;#13;at inti.recon.test.ReconocerValidacion.testReconocerdosp_1(ReconocerValidacion.java:5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75" calcext:value-type="float">
            <text:p>7275</text:p>
          </table:table-cell>
          <table:table-cell/>
        </table:table-row>
        <table:table-row table:style-name="ro1">
          <table:table-cell office:value-type="string" calcext:value-type="string">
            <text:p>testReconocerdos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junit.framework.ComparisonFailure: expected:&lt;0 []&gt; but was:&lt;0 [2 ]&gt;#13;at inti.recon.test.ReconocerValidacion.testReconocerdosp_100(ReconocerValidacion.java:25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24" calcext:value-type="float">
            <text:p>6924</text:p>
          </table:table-cell>
          <table:table-cell/>
        </table:table-row>
        <table:table-row table:style-name="ro1">
          <table:table-cell office:value-type="string" calcext:value-type="string">
            <text:p>testReconocerdos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99" calcext:value-type="float">
            <text:p>7099</text:p>
          </table:table-cell>
          <table:table-cell/>
        </table:table-row>
        <table:table-row table:style-name="ro1">
          <table:table-cell office:value-type="string" calcext:value-type="string">
            <text:p>testReconocerdos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string" calcext:value-type="string">
            <text:p>testReconocerdos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25" calcext:value-type="float">
            <text:p>7425</text:p>
          </table:table-cell>
          <table:table-cell/>
        </table:table-row>
        <table:table-row table:style-name="ro1">
          <table:table-cell office:value-type="string" calcext:value-type="string">
            <text:p>testReconocerdos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24" calcext:value-type="float">
            <text:p>7024</text:p>
          </table:table-cell>
          <table:table-cell office:value-type="string" calcext:value-type="string">
            <text:p>junit.framework.ComparisonFailure: expected:&lt;[0 ]&gt; but was:&lt;[]&gt;#13;at inti.recon.test.ReconocerValidacion.testReconocerdosp_60(ReconocerValidacion.java:17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24" calcext:value-type="float">
            <text:p>7124</text:p>
          </table:table-cell>
          <table:table-cell/>
        </table:table-row>
        <table:table-row table:style-name="ro1">
          <table:table-cell office:value-type="string" calcext:value-type="string">
            <text:p>testReconocerdos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49" calcext:value-type="float">
            <text:p>7149</text:p>
          </table:table-cell>
          <table:table-cell office:value-type="string" calcext:value-type="string">
            <text:p>junit.framework.ComparisonFailure: expected:&lt;[0 ]&gt; but was:&lt;[]&gt;#13;at inti.recon.test.ReconocerValidacion.testReconocerdosp_80(ReconocerValidacion.java:217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99" calcext:value-type="float">
            <text:p>7099</text:p>
          </table:table-cell>
          <table:table-cell/>
        </table:table-row>
        <table:table-row table:style-name="ro1">
          <table:table-cell office:value-type="string" calcext:value-type="string">
            <text:p>testReconocerdos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1(ReconocerValidacion.java:27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10(ReconocerValidacion.java:29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100(ReconocerValidacion.java:47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49" calcext:value-type="float">
            <text:p>7249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20(ReconocerValidacion.java:31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30(ReconocerValidacion.java:33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40(ReconocerValidacion.java:35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50(ReconocerValidacion.java:37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60(ReconocerValidacion.java:39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70(ReconocerValidacion.java:41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80(ReconocerValidacion.java:43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junit.framework.ComparisonFailure: expected:&lt;[0 ]&gt; but was:&lt;[]&gt;#13;at inti.recon.test.ReconocerValidacion.testReconocerdospd_90(ReconocerValidacion.java:45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_1(ReconocerValidacion.java:1419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junit.framework.ComparisonFailure: expected:&lt;[]3 &gt; but was:&lt;[0 ]3 &gt;#13;at inti.recon.test.ReconocerValidacion.testReconocerveintep_10(ReconocerValidacion.java:1440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75" calcext:value-type="float">
            <text:p>7375</text:p>
          </table:table-cell>
          <table:table-cell/>
        </table:table-row>
        <table:table-row table:style-name="ro1">
          <table:table-cell office:value-type="string" calcext:value-type="string">
            <text:p>testReconocerveinte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49" calcext:value-type="float">
            <text:p>7149</text:p>
          </table:table-cell>
          <table:table-cell/>
        </table:table-row>
        <table:table-row table:style-name="ro1">
          <table:table-cell office:value-type="string" calcext:value-type="string">
            <text:p>testReconocerveinte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5" calcext:value-type="float">
            <text:p>7225</text:p>
          </table:table-cell>
          <table:table-cell/>
        </table:table-row>
        <table:table-row table:style-name="ro1">
          <table:table-cell office:value-type="string" calcext:value-type="string">
            <text:p>testReconocerveinte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99" calcext:value-type="float">
            <text:p>7199</text:p>
          </table:table-cell>
          <table:table-cell/>
        </table:table-row>
        <table:table-row table:style-name="ro1">
          <table:table-cell office:value-type="string" calcext:value-type="string">
            <text:p>testReconocerveinte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75" calcext:value-type="float">
            <text:p>7175</text:p>
          </table:table-cell>
          <table:table-cell/>
        </table:table-row>
        <table:table-row table:style-name="ro1">
          <table:table-cell office:value-type="string" calcext:value-type="string">
            <text:p>testReconocerveinte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76" calcext:value-type="float">
            <text:p>7576</text:p>
          </table:table-cell>
          <table:table-cell/>
        </table:table-row>
        <table:table-row table:style-name="ro1">
          <table:table-cell office:value-type="string" calcext:value-type="string">
            <text:p>testReconocerveinte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49" calcext:value-type="float">
            <text:p>7449</text:p>
          </table:table-cell>
          <table:table-cell/>
        </table:table-row>
        <table:table-row table:style-name="ro1">
          <table:table-cell office:value-type="string" calcext:value-type="string">
            <text:p>testReconocerveinte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24" calcext:value-type="float">
            <text:p>7024</text:p>
          </table:table-cell>
          <table:table-cell/>
        </table:table-row>
        <table:table-row table:style-name="ro1">
          <table:table-cell office:value-type="string" calcext:value-type="string">
            <text:p>testReconocerveinte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601" calcext:value-type="float">
            <text:p>7601</text:p>
          </table:table-cell>
          <table:table-cell/>
        </table:table-row>
        <table:table-row table:style-name="ro1">
          <table:table-cell office:value-type="string" calcext:value-type="string">
            <text:p>testReconocerveinte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98" calcext:value-type="float">
            <text:p>6898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d_1(ReconocerValidacion.java:165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25" calcext:value-type="float">
            <text:p>7425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d_10(ReconocerValidacion.java:1673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24" calcext:value-type="float">
            <text:p>7324</text:p>
          </table:table-cell>
          <table:table-cell/>
        </table:table-row>
        <table:table-row table:style-name="ro1">
          <table:table-cell office:value-type="string" calcext:value-type="string">
            <text:p>testReconocerveinte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string" calcext:value-type="string">
            <text:p>testReconocerveinte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99" calcext:value-type="float">
            <text:p>7099</text:p>
          </table:table-cell>
          <table:table-cell/>
        </table:table-row>
        <table:table-row table:style-name="ro1">
          <table:table-cell office:value-type="string" calcext:value-type="string">
            <text:p>testReconocerveinte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48" calcext:value-type="float">
            <text:p>7148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d_40(ReconocerValidacion.java:1742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74" calcext:value-type="float">
            <text:p>7474</text:p>
          </table:table-cell>
          <table:table-cell/>
        </table:table-row>
        <table:table-row table:style-name="ro1">
          <table:table-cell office:value-type="string" calcext:value-type="string">
            <text:p>testReconocerveinte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49" calcext:value-type="float">
            <text:p>7349</text:p>
          </table:table-cell>
          <table:table-cell/>
        </table:table-row>
        <table:table-row table:style-name="ro1">
          <table:table-cell office:value-type="string" calcext:value-type="string">
            <text:p>testReconocerveinte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98" calcext:value-type="float">
            <text:p>7298</text:p>
          </table:table-cell>
          <table:table-cell/>
        </table:table-row>
        <table:table-row table:style-name="ro1">
          <table:table-cell office:value-type="string" calcext:value-type="string">
            <text:p>testReconocerveinte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junit.framework.ComparisonFailure: expected:&lt;[3 ]&gt; but was:&lt;[]&gt;#13;at inti.recon.test.ReconocerValidacion.testReconocerveintepd_80(ReconocerValidacion.java:1834)#13;at android.test.InstrumentationTestCase.runMethod(InstrumentationTestCase.java:214)#13;at android.test.InstrumentationTestCase.runTest(InstrumentationTestCase.java:199)#13;at android.test.ActivityInstrumentationTestCase2.runTest(ActivityInstrumentationTestCase2.java:192)#13;at android.test.AndroidTestRunner.runTest(AndroidTestRunner.java:191)#13;at android.test.AndroidTestRunner.runTest(AndroidTestRunner.java:176)#13;at android.test.InstrumentationTestRunner.onStart(InstrumentationTestRunner.java:555)#13;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600" calcext:value-type="float">
            <text:p>76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 time (ms)</text:p>
          </table:table-cell>
          <table:table-cell table:style-name="ce1" table:formula="of:=SUM([.C2:.C134])" office:value-type="float" office:value="1018680" calcext:value-type="float">
            <text:p>101868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 time (ms)</text:p>
          </table:table-cell>
          <table:table-cell table:style-name="ce1" table:formula="of:=AVERAGE([.C2:.C134])" office:value-type="float" office:value="7659.24812030075" calcext:value-type="float">
            <text:p>7659,248120300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sts failures</text:p>
          </table:table-cell>
          <table:table-cell table:style-name="ce1" table:formula="of:=133 -COUNTBLANK([.D2:.D134])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umber of tests</text:p>
          </table:table-cell>
          <table:table-cell table:style-name="ce1" office:value-type="float" office:value="133" calcext:value-type="float">
            <text:p>1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2:03:00.428804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Jorge</meta:initial-creator>
    <meta:creation-date>2016-05-30T11:23:33.379938257</meta:creation-date>
    <meta:editing-cycles>4</meta:editing-cycles>
    <meta:editing-duration>PT5M1S</meta:editing-duration>
    <dc:date>2016-05-30T12:03:54.352856088</dc:date>
    <dc:creator>Javier Jorge</dc:creator>
    <meta:generator>LibreOffice/4.2.8.2$Linux_X86_64 LibreOffice_project/420m0$Build-2</meta:generator>
    <meta:document-statistic meta:table-count="1" meta:cell-count="466" meta:object-count="0"/>
  </office:meta>
</office:document-meta>
</file>